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jpeg" manifest:full-path="Pictures/1000000000000040000000409CF210D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0.9993in" style:rel-column-width="9583*"/>
    </style:style>
    <style:style style:name="Table6.B" style:family="table-column">
      <style:table-column-properties style:column-width="2.9583in" style:rel-column-width="28371*"/>
    </style:style>
    <style:style style:name="Table6.C" style:family="table-column">
      <style:table-column-properties style:column-width="2.8757in" style:rel-column-width="27581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1042in" style:rel-column-width="39785*"/>
    </style:style>
    <style:style style:name="Table4.B" style:family="table-column">
      <style:table-column-properties style:column-width="1.125in" style:rel-column-width="10905*"/>
    </style:style>
    <style:style style:name="Table4.C" style:family="table-column">
      <style:table-column-properties style:column-width="1.5313in" style:rel-column-width="1484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5.0313in" style:rel-column-width="47599*"/>
    </style:style>
    <style:style style:name="Table5.B" style:family="table-column">
      <style:table-column-properties style:column-width="1.8958in" style:rel-column-width="17936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B1" style:family="table-cell">
      <style:table-cell-properties fo:padding="0.0382in" fo:border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0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29"/><text:text-input text:description="">$sale.title</text:text-input> </text:p>
          </table:table-cell>
          <table:table-cell table:style-name="Table6.B1" office:value-type="string">
            <text:p text:style-name="P7">Sale Number <text:s text:c="21"/><text:text-input text:description=""/><text:text-input text:description="">$sale.saleNumber</text:text-input></text:p>
            <text:p text:style-name="P7">Delivery Date <text:text-input text:description="">$sale.deliveryDate</text:text-input></text:p>
            <text:p text:style-name="P7">Payment Method <text:s text:c="30"/><text:text-input text:description="">$sale.paymentMethod</text:text-input></text:p>
            <text:p text:style-name="P7">Currency <text:text-input text:description="">$sale.currency</text:text-input>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Bill To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.customerNameNBillAddress</text:text-input></text:p>
          </table:table-cell>
          <table:table-cell table:style-name="Table9.B2" office:value-type="string">
            <text:p text:style-name="P4"><text:text-input text:description="">$sale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Shipping Terms</text:p>
            <text:p text:style-name="P2"/>
          </table:table-cell>
          <table:table-cell table:style-name="Table1.B1" office:value-type="string">
            <text:p text:style-name="P8"><text:text-input text:description="">$sale.shippingTerms</text:text-input> </text:p>
          </table:table-cell>
          <table:table-cell table:style-name="Table1.A1" office:value-type="string">
            <text:p text:style-name="P2">Shipping Method</text:p>
          </table:table-cell>
          <table:table-cell table:style-name="Table1.D1" office:value-type="string">
            <text:p text:style-name="Table_20_Contents"><text:text-input text:description="">$sale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sal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3"><text:text-input text:description="">$sale.total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text-input text:description="">$sale.email</text:text-input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text-input text:description="">$sale.registrationAddress</text:text-input></text:p>
          </table:table-cell>
          <table:table-cell table:style-name="Table5.B1" office:value-type="string">
            <text:p text:style-name="Table_20_Contents"><draw:frame draw:style-name="fr2" draw:name="graphics2" text:anchor-type="paragraph" svg:x="0.5in" svg:y="0in" svg:width="0.7992in" svg:height="0.3591in" draw:z-index="1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1-28T15:28:17.01</dc:date>
    <meta:editing-duration>PT3H11M57S</meta:editing-duration>
    <meta:editing-cycles>80</meta:editing-cycles>
    <meta:document-statistic meta:table-count="7" meta:image-count="2" meta:object-count="0" meta:page-count="1" meta:paragraph-count="36" meta:word-count="52" meta:character-count="632"/>
  </office:meta>
</office:document-meta>
</file>